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SUCCESS - First telnet connection to port 21 was successful. A fake username with a :) and password were inputted and the connection was aborted after confirming that a login attempt was made.<text:line-break/></text:p>
      <text:p text:style-name="P10"><text:bookmark text:name="SecondConnection"/><text:line-break/>2. SUCCESS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0"><text:bookmark text:name="IfRoot"/><text:line-break/>3. SUCCESS -The 'id;' telnet command returns the user as root. This means that the computer is in imminent danger as the test has fully succeeded and the computer lies open to attack. Please immediate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13:54:21.875025025</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18" meta:character-count="4238" meta:non-whitespace-character-count="3538"/>
  </office:meta>
</office:document-meta>
</file>